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20000001DA877A09F4C588BB7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386cm" svg:height="6.746cm" svg:x="5.214cm" svg:y="1.054cm">
          <draw:image xlink:href="Pictures/1000000000000320000001DA877A09F4C588BB74.jpg" xlink:type="simple" xlink:show="embed" xlink:actuate="onLoad">
            <text:p text:style-name="P1"/>
          </draw:image>
        </draw:frame>
        <draw:frame draw:style-name="gr2" draw:text-style-name="P2" draw:layer="layout" svg:width="8.4cm" svg:height="1.3cm" svg:x="7.1cm" svg:y="8.6cm">
          <draw:text-box>
            <text:p>Lets get started then!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8T14:21:46.017360544</meta:creation-date>
    <dc:date>2018-12-28T14:28:34.950342583</dc:date>
    <meta:editing-duration>PT50S</meta:editing-duration>
    <meta:editing-cycles>1</meta:editing-cycles>
    <meta:document-statistic meta:object-count="2"/>
    <meta:generator>LibreOffice/6.0.7.3$Linux_X86_64 LibreOffice_project/00m0$Build-3</meta:generator>
  </office:meta>
</office:document-meta>
</file>